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6ebd07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6ebd07" fo:background-color="transparent" style:font-name-asian="Noto Sans Mono CJK SC" style:font-size-asian="12pt" style:font-weight-asian="normal" style:font-name-complex="Liberation Mono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radxa.com/products/rock4/4bp/" text:style-name="Internet_20_link" text:visited-style-name="Visited_20_Internet_20_Link">https://radxa.com/products/rock4/4bp/</text:a></text:p>
      <text:p text:style-name="P1"><text:a xlink:type="simple" xlink:href="https://docs.radxa.com/en/rock4/rock4ab/getting-started/overview" text:style-name="Internet_20_link" text:visited-style-name="Visited_20_Internet_20_Link">https://docs.radxa.com/en/rock4/rock4ab/getting-started/overview</text:a></text:p>
      <text:p text:style-name="P1"><text:a xlink:type="simple" xlink:href="https://wiki.radxa.com/Rockpi4/dev/usb-install" text:style-name="Internet_20_link" text:visited-style-name="Visited_20_Internet_20_Link">https://wiki.radxa.com/Rockpi4/dev/usb-install</text:a></text:p>
      <text:p text:style-name="P1"/>
      <text:p text:style-name="P1"/>
      <text:p text:style-name="P1"><text:a xlink:type="simple" xlink:href="https://4pda.to/forum/index.php?showtopic=941156" text:style-name="Internet_20_link" text:visited-style-name="Visited_20_Internet_20_Link">https://4pda.to/forum/index.php?showtopic=941156</text:a></text:p>
      <text:p text:style-name="P1"><text:a xlink:type="simple" xlink:href="https://wiki.radxa.com/Rock4/downloads" text:style-name="Internet_20_link" text:visited-style-name="Visited_20_Internet_20_Link">https://wiki.radxa.com/Rock4/downloads</text:a></text:p>
      <text:p text:style-name="P1"><text:a xlink:type="simple" xlink:href="https://wiki.radxa.com/Rockpi4/dev/rockpi-android-tv" text:style-name="Internet_20_link" text:visited-style-name="Visited_20_Internet_20_Link">https://wiki.radxa.com/Rockpi4/dev/rockpi-android-tv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4-13T12:34:14.835443343</dc:date>
    <meta:editing-duration>P1DT9H20M9S</meta:editing-duration>
    <meta:editing-cycles>140</meta:editing-cycles>
    <meta:document-statistic meta:table-count="0" meta:image-count="0" meta:object-count="0" meta:page-count="1" meta:paragraph-count="6" meta:word-count="6" meta:character-count="285" meta:non-whitespace-character-count="285"/>
  </office:meta>
</office:document-meta>
</file>